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49"/>
    <style:style style:name="P156" style:family="paragraph" style:parent-style-name="Standard" style:list-style-name="L150"/>
    <style:style style:name="P157" style:family="paragraph" style:parent-style-name="Standard" style:list-style-name="L151"/>
    <style:style style:name="P158" style:family="paragraph" style:parent-style-name="Standard" style:list-style-name="L152"/>
    <style:style style:name="P159" style:family="paragraph" style:parent-style-name="Standard" style:list-style-name="L153"/>
    <style:style style:name="P160" style:family="paragraph" style:parent-style-name="Standard" style:list-style-name="L155"/>
    <style:style style:name="P161" style:family="paragraph" style:parent-style-name="Standard" style:list-style-name="L154">
      <style:paragraph-properties fo:margin-left="0.9846in" fo:margin-right="0in" fo:text-indent="0in" style:auto-text-indent="false">
        <style:tab-stops/>
      </style:paragraph-properties>
    </style:style>
    <style:style style:name="P162" style:family="paragraph" style:parent-style-name="Text_20_body" style:list-style-name="L23"/>
    <style:style style:name="P163" style:family="paragraph" style:parent-style-name="Text_20_body" style:list-style-name="L32"/>
    <style:style style:name="P164" style:family="paragraph" style:parent-style-name="Text_20_body" style:list-style-name="L71">
      <style:text-properties style:font-name="ArialMT" fo:font-size="12pt"/>
    </style:style>
    <style:style style:name="P165" style:family="paragraph" style:parent-style-name="Text_20_body" style:list-style-name="L32">
      <style:paragraph-properties fo:margin-top="0.111in" fo:margin-bottom="0.111in"/>
    </style:style>
    <style:style style:name="P166" style:family="paragraph" style:parent-style-name="Text_20_body" style:list-style-name="L32">
      <style:paragraph-properties fo:margin-top="0.111in" fo:margin-bottom="0.111in"/>
      <style:text-properties fo:color="#000000"/>
    </style:style>
    <style:style style:name="P167" style:family="paragraph" style:parent-style-name="Text_20_body" style:list-style-name="L32">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5.3</text:p>
      <text:list xml:id="list8539873353835829220" text:style-name="L155">
        <text:list-item>
          <text:p text:style-name="P160">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5512365663200474258" text:style-name="L1">
        <text:list-item>
          <text:p text:style-name="P9">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643832642526027986" text:style-name="L2">
        <text:list-item>
          <text:p text:style-name="P10">fixes a bug introduced with the NE3 code changes that inhibited sub-frame timing adjustments.<text:line-break/></text:p>
        </text:list-item>
      </text:list>
      <text:p text:style-name="Standard">version 4.4.9</text:p>
      <text:list xml:id="list7928287123011440476" text:style-name="L3">
        <text:list-item>
          <text:p text:style-name="P11">fixed yet another manisfestation of the bug introduced in version 4.2.1</text:p>
        </text:list-item>
      </text:list>
      <text:p text:style-name="Standard">version 4.4.8</text:p>
      <text:list xml:id="list4441937076740733205" text:style-name="L4">
        <text:list-item>
          <text:p text:style-name="P12">fixed another manifestation of the bug introduced in version 4.2.1<text:line-break/></text:p>
        </text:list-item>
      </text:list>
      <text:p text:style-name="Standard">version 4.4.7</text:p>
      <text:list xml:id="list6969439706869735974" text:style-name="L5">
        <text:list-item>
          <text:p text:style-name="P13">fixes a bug introduced in version 4.2.1 (February 8, 2022) that caused D values to be calculated as occurring 1 reading early<text:line-break/></text:p>
        </text:list-item>
      </text:list>
      <text:p text:style-name="Standard">version 4.4.5</text:p>
      <text:list xml:id="list7337288987213067998" text:style-name="L6">
        <text:list-item>
          <text:p text:style-name="P14">added a checkbox to enable selection of whether or not the camera response curve is shown on the lightcurve plot<text:line-break/></text:p>
        </text:list-item>
      </text:list>
      <text:p text:style-name="Standard">version 4.4.4</text:p>
      <text:list xml:id="list7982456138158532059" text:style-name="L7">
        <text:list-item>
          <text:p text:style-name="P15">detectability and normalization activities are written to dedicated log files:<text:line-break/> <text:s text:c="3"/>*.detectability.PYOTE.log<text:line-break/> <text:s text:c="3"/>*.normalization.PYOTE.log<text:line-break/></text:p>
        </text:list-item>
      </text:list>
      <text:p text:style-name="Standard">version 4.3.8</text:p>
      <text:list xml:id="list5899496777973505801" text:style-name="L8">
        <text:list-item>
          <text:p text:style-name="P16">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605889751377170664" text:style-name="L9">
        <text:list-item>
          <text:p text:style-name="P17">removed the Pearson R metric – it was confusing and ineffective compared to the simple standard deviation metric<text:line-break/></text:p>
        </text:list-item>
        <text:list-item>
          <text:p text:style-name="P17">made it possible to select the points of the normalized target lightcurve to be included in the std metric<text:line-break/></text:p>
        </text:list-item>
      </text:list>
      <text:p text:style-name="Standard">version 4.3.6</text:p>
      <text:list xml:id="list1343800965996347288" text:style-name="L10">
        <text:list-item>
          <text:p text:style-name="P18"><text:soft-page-break/>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2662987744995907519" text:style-name="L11">
        <text:list-item>
          <text:p text:style-name="P19">made the 'step-by' buttons radio buttons so that it is clear what the current step size is.<text:line-break/></text:p>
        </text:list-item>
        <text:list-item>
          <text:p text:style-name="P19">removed the automatic switch to the Lightcurve panel<text:line-break/></text:p>
        </text:list-item>
      </text:list>
      <text:p text:style-name="Standard">version 4.3.3</text:p>
      <text:list xml:id="list4824040093567471804" text:style-name="L12">
        <text:list-item>
          <text:p text:style-name="P20">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7520415145918221174" text:style-name="L13">
        <text:list-item>
          <text:p text:style-name="P21">adds step size selection for the Y offset spinboxes<text:line-break/></text:p>
        </text:list-item>
        <text:list-item>
          <text:p text:style-name="P21">activates the 'show' checkbox on reference curves so that the reference curve display can be turned off – but it will still be active behind the scenes, just not visible.<text:line-break/></text:p>
        </text:list-item>
      </text:list>
      <text:p text:style-name="Standard">version 4.3.1</text:p>
      <text:list xml:id="list6504760120221070293" text:style-name="L14">
        <text:list-item>
          <text:p text:style-name="P22">fixes an error message that occurs during the initial installation of a version that has a change to the number of tabs in the GUI<text:line-break/></text:p>
        </text:list-item>
      </text:list>
      <text:p text:style-name="Standard">version 4.3.0</text:p>
      <text:list xml:id="list5861008484528829834" text:style-name="L15">
        <text:list-item>
          <text:p text:style-name="P23">minor cosmetic cleanup to deal with Windows GUI differences (I hope it works – this is always a frustrating and mysterious area)<text:line-break/></text:p>
        </text:list-item>
      </text:list>
      <text:p text:style-name="Standard">version 4.2.9</text:p>
      <text:list xml:id="list2144946394648934817" text:style-name="L16">
        <text:list-item>
          <text:p text:style-name="P24"><text:soft-page-break/>adds the lightcurve used to the report generated during the detectability analysis<text:line-break/></text:p>
        </text:list-item>
        <text:list-item>
          <text:p text:style-name="P24">automatically clears the effect of previous normailzation when the reference lightcurve is changed (or deselected)<text:line-break/></text:p>
        </text:list-item>
      </text:list>
      <text:p text:style-name="Standard">version 4.2.8</text:p>
      <text:list xml:id="list3657133026393426062" text:style-name="L17">
        <text:list-item>
          <text:p text:style-name="P25">fixes 'trim problem'<text:line-break/></text:p>
        </text:list-item>
        <text:list-item>
          <text:p text:style-name="P25">adds 'step by' buttons that change the smoothing interval spinbox step size.<text:line-break/></text:p>
        </text:list-item>
      </text:list>
      <text:p text:style-name="Standard">version 4.2.6</text:p>
      <text:list xml:id="list621608235951428360" text:style-name="L18">
        <text:list-item>
          <text:p text:style-name="P26">tidies up the lightcurve panel a bit and changes color samples for target and reference curves.<text:line-break/></text:p>
        </text:list-item>
      </text:list>
      <text:p text:style-name="Standard">version 4.2.5</text:p>
      <text:list xml:id="list6984684854475960195" text:style-name="L19">
        <text:list-item>
          <text:p text:style-name="P27">completes implementation of the time shift (left/right shift) of the reference curve for normalization.<text:line-break/></text:p>
        </text:list-item>
        <text:list-item>
          <text:p text:style-name="P27">adds dot color samples next to the lightcurve titles.<text:line-break/></text:p>
        </text:list-item>
      </text:list>
      <text:p text:style-name="Standard">version 4.2.4</text:p>
      <text:list xml:id="list7602301121271465261" text:style-name="L20">
        <text:list-item>
          <text:p text:style-name="P28">makes tab/panel order sticky<text:line-break/></text:p>
        </text:list-item>
        <text:list-item>
          <text:p text:style-name="P28">analysis tab always opens first, but automatic switch to Lightcurves tab occurs upon file read.<text:line-break/></text:p>
        </text:list-item>
        <text:list-item>
          <text:p text:style-name="P28">'target' lightcurve cannot no longer be moved up or down. If there is an overlapping lightcurve, move the non-target lightcurve to clear the overlap.<text:line-break/></text:p>
        </text:list-item>
      </text:list>
      <text:p text:style-name="Standard">version 4.2.3</text:p>
      <text:list xml:id="list7083067712978838289" text:style-name="L21">
        <text:list-item>
          <text:p text:style-name="P29">fixes block integration that was broken by the new lightcurve selection code.<text:line-break/></text:p>
        </text:list-item>
        <text:list-item>
          <text:p text:style-name="P2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1405741252324626459" text:style-name="L22">
        <text:list-item>
          <text:p text:style-name="P30">adds logging/reporting of the curve (if any) used for normalization and the smoothing interval used.<text:line-break/> </text:p>
        </text:list-item>
      </text:list>
      <text:p text:style-name="Standard">version 4.2.2</text:p>
      <text:list xml:id="list7121473889732263641" text:style-name="L23">
        <text:list-item>
          <text:p text:style-name="P31">adds a new tab/panel for controlling the display of lightcurves. From the 'help button' on that tab:</text:p>
          <text:p text:style-name="P31"/>
          <text:p text:style-name="P162"><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text:soft-page-break/>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480908412" text:continue-numbering="true" text:style-name="L23">
        <text:list-item>
          <text:p text:style-name="P3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1">added (back again) a spinbox on the Setting/Misc. Tab that allows the dot size used in lightcurve plots to be changed.<text:line-break/></text:p>
        </text:list-item>
      </text:list>
      <text:p text:style-name="Standard">version 4.2.1</text:p>
      <text:list xml:id="list863038899363145617" text:style-name="L24">
        <text:list-item>
          <text:p text:style-name="P32">fixed final report showing NE3 stuff even when NE3 not in use was checked.<text:line-break/></text:p>
        </text:list-item>
      </text:list>
      <text:p text:style-name="Standard">version 4.2.0</text:p>
      <text:list xml:id="list6917702508946642683" text:style-name="L25">
        <text:list-item>
          <text:p text:style-name="P33">improves annotation on <text:span text:style-name="T21">Detectability</text:span> plots by including the magDrop information.<text:line-break/></text:p>
        </text:list-item>
        <text:list-item>
          <text:p text:style-name="P33">eliminates the display of negative drops in the False-Positive histogram<text:line-break/> </text:p>
        </text:list-item>
      </text:list>
      <text:p text:style-name="Standard">version 4.1.9</text:p>
      <text:list xml:id="list8572346137411039831" text:style-name="L26">
        <text:list-item>
          <text:p text:style-name="P34">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274837302472476235" text:style-name="L27">
        <text:list-item>
          <text:p text:style-name="P35">adds option to write sample light-curve from detectability analysis to a csv file that be <text:soft-page-break/>imported to PyOTE.<text:line-break/></text:p>
        </text:list-item>
      </text:list>
      <text:p text:style-name="Standard">version 4.1.7</text:p>
      <text:list xml:id="list6757464203463949788" text:style-name="L28">
        <text:list-item>
          <text:p text:style-name="P36">adds the requirement to specify an observation duration when doing a detectability test<text:line-break/></text:p>
        </text:list-item>
        <text:list-item>
          <text:p text:style-name="P36">during a detectability test, if a detectable event was found, a sample light-curve showing such an event is plotted, otherwise the normal False-Positive plot will be shown.<text:line-break/></text:p>
        </text:list-item>
      </text:list>
      <text:p text:style-name="Standard">version 4.1.6</text:p>
      <text:list xml:id="list3677699707847607368" text:style-name="L29">
        <text:list-item>
          <text:p text:style-name="P37">reenables Cholesky failure messages (disabled for testing)<text:line-break/></text:p>
        </text:list-item>
        <text:list-item>
          <text:p text:style-name="P37">Adds test to detectability routine so that the user cannot give an event duration that requires more points than are available in the observation.<text:line-break/></text:p>
        </text:list-item>
      </text:list>
      <text:p text:style-name="Standard">version 4.1.5</text:p>
      <text:list xml:id="list151982589981436424" text:style-name="L30">
        <text:list-item>
          <text:p text:style-name="P38">changed error bar calculation reporting so that the the value reported in the containment interval report matches that reported in the Excel final report when there is no asymmetry present.</text:p>
          <text:p text:style-name="P38"/>
        </text:list-item>
      </text:list>
      <text:p text:style-name="Standard">version 4.1.4</text:p>
      <text:list xml:id="list86756885291240177" text:style-name="L31">
        <text:list-item>
          <text:p text:style-name="P39">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6830213049482437682" text:style-name="L32">
        <text:list-item>
          <text:p text:style-name="P163"><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65">For the Night Eagle 3, times extracted by PyOTE require only a VTI correction (if you use an IOTA VTI, there is no correction at all needed).</text:p>
        </text:list-item>
        <text:list-item>
          <text:p text:style-name="P165">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65">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65">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ext:soft-page-break/>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65">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65">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66">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67">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2662919017339949794" text:style-name="L33">
        <text:list-header>
          <text:p text:style-name="P40"/>
        </text:list-header>
      </text:list>
      <text:p text:style-name="Standard">version 4.1.2</text:p>
      <text:list xml:id="list5047272583387744132" text:style-name="L34">
        <text:list-item>
          <text:p text:style-name="P41">fixes bug when D only search has been selected<text:line-break/></text:p>
        </text:list-item>
      </text:list>
      <text:p text:style-name="Standard">version 4.1.1</text:p>
      <text:list xml:id="list9041943552240792275" text:style-name="L35">
        <text:list-item>
          <text:p text:style-name="P42">fixes bug where signal columns beyond four were being read <text:s/>as duplicates of column 5.<text:line-break/></text:p>
        </text:list-item>
      </text:list>
      <text:p text:style-name="Standard">version 4.1.0</text:p>
      <text:list xml:id="list2082608959085036411" text:style-name="L36">
        <text:list-item>
          <text:p text:style-name="P43">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2088058671996921204" text:style-name="L37">
        <text:list-item>
          <text:p text:style-name="P44">fixes issue where PyOTE could not read files that it had written.<text:line-break/></text:p>
        </text:list-item>
      </text:list>
      <text:p text:style-name="Standard"><text:soft-page-break/>version 4.0.8</text:p>
      <text:list xml:id="list3533162325863480674" text:style-name="L38">
        <text:list-item>
          <text:p text:style-name="P45">fixes bug (introduced by a misspelling in version 4.0.7) that kept csv files with more than four apertures from runnig.<text:line-break/></text:p>
        </text:list-item>
      </text:list>
      <text:p text:style-name="Standard">version 4.0.7</text:p>
      <text:list xml:id="list4205670217362572195" text:style-name="L39">
        <text:list-item>
          <text:p text:style-name="P46">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6723151184484311098" text:style-name="L40">
        <text:list-item>
          <text:p text:style-name="P47">minor GUI changes<text:line-break/></text:p>
        </text:list-item>
      </text:list>
      <text:p text:style-name="Standard">version 4.0.5</text:p>
      <text:list xml:id="list3221761427499026866" text:style-name="L41">
        <text:list-item>
          <text:p text:style-name="P48">if you click outside the light-curve, the closest point will be toggled (so you don't have to zoom in to select the leftmost or rightmost point in a light-curve.<text:line-break/></text:p>
        </text:list-item>
        <text:list-item>
          <text:p text:style-name="P48">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3655683335977708387" text:style-name="L42">
        <text:list-item>
          <text:p text:style-name="P49">a few GUI changes<text:line-break/></text:p>
        </text:list-item>
        <text:list-item>
          <text:p text:style-name="P49">removed the Use as secondary check box. Now if secondary curve is selected (spinner is non-zero), it will be used automatically.<text:line-break/></text:p>
        </text:list-item>
      </text:list>
      <text:p text:style-name="Standard">version 4.0.3</text:p>
      <text:list xml:id="list1912615311002971436" text:style-name="L43">
        <text:list-item>
          <text:p text:style-name="P50">implements a major GUI change: uses tabbed folders to group buttons and other controls. <text:line-break/></text:p>
        </text:list-item>
        <text:list-item>
          <text:p text:style-name="P5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0">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soft-page-break/></text:p>
        </text:list-item>
      </text:list>
      <text:p text:style-name="Standard">version 4.0.2</text:p>
      <text:list xml:id="list2995827063488308070" text:style-name="L44">
        <text:list-item>
          <text:p text:style-name="P51">removed a debug print statement that was inadvertently left in. It is responsible for the “mouse event” messages polluting the log file.<text:line-break/></text:p>
        </text:list-item>
      </text:list>
      <text:p text:style-name="Standard">version 4.0.1</text:p>
      <text:list xml:id="list1845323090639201740" text:style-name="L45">
        <text:list-item>
          <text:p text:style-name="P52">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475121184663791997" text:style-name="L46">
        <text:list-item>
          <text:p text:style-name="P53">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93890724551101444" text:style-name="L47">
        <text:list-item>
          <text:p text:style-name="P54">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2059125544452952141" text:style-name="L48">
        <text:list-item>
          <text:p text:style-name="P55">one more attempt to solve the gui sizing issue.<text:line-break/></text:p>
        </text:list-item>
        <text:list-item>
          <text:p text:style-name="P55">'sticky' settings are back but are now stored in <text:span text:style-name="T16">pyote.ini</text:span> instead of the<text:line-break/> obscure <text:span text:style-name="T16">simple-ote.ini<text:line-break/></text:span></text:p>
        </text:list-item>
      </text:list>
      <text:p text:style-name="Standard">version 3.9.7</text:p>
      <text:list xml:id="list830716640359837043" text:style-name="L49">
        <text:list-item>
          <text:p text:style-name="P56">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soft-page-break/><text:line-break/>This version also removes the 'scrunch' of the lefthand button panel.<text:line-break/></text:p>
        </text:list-item>
      </text:list>
      <text:p text:style-name="Standard">version 3.9.6</text:p>
      <text:list xml:id="list5223379481299798876" text:style-name="L50">
        <text:list-item>
          <text:p text:style-name="P57">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7104169294741717549" text:style-name="L51">
        <text:list-item>
          <text:p text:style-name="P58">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883677658212343535" text:style-name="L52">
        <text:list-item>
          <text:p text:style-name="P59">attempts to fix over-size initial gui.<text:line-break/></text:p>
        </text:list-item>
      </text:list>
      <text:p text:style-name="Standard">version 3.9.3</text:p>
      <text:list xml:id="list7346555912911485896" text:style-name="L53">
        <text:list-item>
          <text:p text:style-name="P60">makes various improvements to the 'detectability' calculator to make it easier to use.<text:line-break/></text:p>
        </text:list-item>
      </text:list>
      <text:p text:style-name="Standard">version 3.9.2</text:p>
      <text:list xml:id="list4715398687638989011" text:style-name="L54">
        <text:list-item>
          <text:p text:style-name="P61">adds a 'detectability' calculator for use in pre-planning event observation.<text:line-break/></text:p>
        </text:list-item>
        <text:list-item>
          <text:p text:style-name="P6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203235221470641959" text:style-name="L55">
        <text:list-item>
          <text:p text:style-name="P62">adds an snr calculation to the <text:span text:style-name="T18">Calc baseline stats</text:span> button.<text:line-break/></text:p>
        </text:list-item>
      </text:list>
      <text:p text:style-name="Standard">version 3.9.0</text:p>
      <text:list xml:id="list5683420062168687394" text:style-name="L56">
        <text:list-item>
          <text:p text:style-name="P63">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2575664175175774406" text:style-name="L57">
        <text:list-item>
          <text:p text:style-name="P64">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7837946206498905494" text:style-name="L58">
        <text:list-item>
          <text:p text:style-name="P65"><text:soft-page-break/>fixed a bug that sometimes kept events that contained a single point at the bottom from producing a report.<text:line-break/></text:p>
        </text:list-item>
      </text:list>
      <text:p text:style-name="Standard">version 3.8.7</text:p>
      <text:list xml:id="list25475543164751969" text:style-name="L59">
        <text:list-item>
          <text:p text:style-name="P66">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335434699556219635" text:style-name="L60">
        <text:list-item>
          <text:p text:style-name="P67">checks for only a single light-curve in the csv file which was causing a 'list index out of range' error message<text:line-break/></text:p>
        </text:list-item>
      </text:list>
      <text:p text:style-name="Standard">version 3.8.5</text:p>
      <text:list xml:id="list4406733061695563693" text:style-name="L61">
        <text:list-item>
          <text:p text:style-name="P68">changed the way QGridLayout was referenced.<text:line-break/></text:p>
        </text:list-item>
      </text:list>
      <text:p text:style-name="Standard">version 3.8.4</text:p>
      <text:list xml:id="list8828805153964638187" text:style-name="L62">
        <text:list-item>
          <text:p text:style-name="P6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9"/>
        </text:list-item>
      </text:list>
      <text:p text:style-name="Standard">version 3.8.3</text:p>
      <text:list xml:id="list3126886844670342230" text:style-name="L63">
        <text:list-item>
          <text:p text:style-name="P70">adds display of light-curve name (if available in the csv file) to the curve-to-be-analyzed and the normalization curve next to their selection spinners.<text:line-break/></text:p>
        </text:list-item>
      </text:list>
      <text:p text:style-name="Standard">version 3.8.2</text:p>
      <text:list xml:id="list6265168463676026394" text:style-name="L64">
        <text:list-item>
          <text:p text:style-name="P71">3.7.5 introduced a scrollable GUI for small screens. Unfortunately, that caused resizing problem for all users. The version reverts back to the original GUI design.<text:line-break/></text:p>
        </text:list-item>
        <text:list-item>
          <text:p text:style-name="P7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5700371201749710616" text:style-name="L65">
        <text:list-item>
          <text:p text:style-name="P7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278942793389763382" text:style-name="L66">
        <text:list-item>
          <text:p text:style-name="P73">adds a tutorial button to supply a quick-start for new or infrequent users.<text:line-break/></text:p>
        </text:list-item>
      </text:list>
      <text:p text:style-name="Standard">version 3.7.9</text:p>
      <text:list xml:id="list7760150006951856170" text:style-name="L67">
        <text:list-item>
          <text:p text:style-name="P74">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ext:soft-page-break/>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6461756435478081252" text:style-name="L68">
        <text:list-item>
          <text:p text:style-name="P75">added visible left, top, and bottom axes to main plot (with ticks to make easier to associate timestamp with point).<text:line-break/></text:p>
        </text:list-item>
      </text:list>
      <text:p text:style-name="Standard">version 3.7.7</text:p>
      <text:list xml:id="list3344715496050953271" text:style-name="L69">
        <text:list-item>
          <text:p text:style-name="P76">if timestamps are available in the csv file, they are used as x axis labels in the main plot.<text:line-break/></text:p>
        </text:list-item>
      </text:list>
      <text:p text:style-name="Standard">version 3.7.6</text:p>
      <text:list xml:id="list2369679016819902760" text:style-name="L70">
        <text:list-item>
          <text:p text:style-name="P77">changed the way QMainWindow and Qapplication were referenced to accommodate the latest Anaconda version, which has reorganized where those modules are stored. </text:p>
          <text:p text:style-name="P77">This was causing a fatal startup error.<text:line-break/> </text:p>
        </text:list-item>
      </text:list>
      <text:p text:style-name="Standard">version 3.7.5</text:p>
      <text:list xml:id="list5782113307144123685" text:style-name="L71">
        <text:list-item>
          <text:p text:style-name="P164">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64">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359782883512324370" text:style-name="L72">
        <text:list-item>
          <text:p text:style-name="P7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849246326634266796" text:style-name="L73">
        <text:list-item>
          <text:p text:style-name="P79">adds code line needed by any Mac users that are running Big Sur<text:line-break/></text:p>
        </text:list-item>
      </text:list>
      <text:p text:style-name="Standard"><text:soft-page-break/>version 3.7.2</text:p>
      <text:list xml:id="list7140087759596378268" text:style-name="L74">
        <text:list-item>
          <text:p text:style-name="P80">fixes bug that caused all analysis attempts to 'stall'</text:p>
        </text:list-item>
      </text:list>
      <text:p text:style-name="Standard"/>
      <text:p text:style-name="Standard">version 3.7.1</text:p>
      <text:list xml:id="list2435117266296022662" text:style-name="L75">
        <text:list-item>
          <text:p text:style-name="P81">fixed a bug in the r limb angle entry<text:line-break/></text:p>
        </text:list-item>
      </text:list>
      <text:p text:style-name="Standard">version 3.7.0</text:p>
      <text:list xml:id="list1022808530746363455" text:style-name="L76">
        <text:list-item>
          <text:p text:style-name="P82">adds right-click help to ast speed label giving the equation to use if asteroid speed is not available but asteroid diameter and maximum duration are specified<text:line-break/></text:p>
        </text:list-item>
        <text:list-item>
          <text:p text:style-name="P82">adds suggestion to right-click help on penumbral fit checkbox for how to find the penumbral curve csv file that is provided for practice purposes.<text:line-break/></text:p>
        </text:list-item>
      </text:list>
      <text:p text:style-name="Standard">version 3.6.8</text:p>
      <text:list xml:id="list4902919801165084987" text:style-name="L77">
        <text:list-item>
          <text:p text:style-name="P83">adds modeling of off centerline observations to lightcurve calibration curve generation<text:line-break/></text:p>
        </text:list-item>
      </text:list>
      <text:p text:style-name="Standard">version 3.6.7</text:p>
      <text:list xml:id="list1951837394282296026" text:style-name="L78">
        <text:list-item>
          <text:p text:style-name="P84">clarified the location of the Enable Manual Timestamp Entry checkbox in the pop-up message appears when there are no timestamps in the csv file.<text:line-break/></text:p>
        </text:list-item>
      </text:list>
      <text:p text:style-name="Standard">version 3.6.6</text:p>
      <text:list xml:id="list1026992140007646261" text:style-name="L79">
        <text:list-item>
          <text:p text:style-name="P8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67221420192878529" text:style-name="L80">
        <text:list-item>
          <text:p text:style-name="P8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550542204270842302" text:style-name="L81">
        <text:list-item>
          <text:p text:style-name="P87">version 3.6.2 would open .xlsx Report file on Mac, but not Windows. This version attempts to fix that (Windows needs a different command to open a file).<text:line-break/></text:p>
        </text:list-item>
      </text:list>
      <text:p text:style-name="Standard">version 3.6.2</text:p>
      <text:list xml:id="list5680029316008241214" text:style-name="L82">
        <text:list-item>
          <text:p text:style-name="P8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text:soft-page-break/>formatting to control rounding, etc<text:line-break/><text:line-break/>… if I can't write to the selected file, I ask whether you might have it open somewhere else already<text:line-break/></text:p>
        </text:list-item>
      </text:list>
      <text:p text:style-name="Standard">version 3.6.1</text:p>
      <text:list xml:id="list451667474182619063" text:style-name="L83">
        <text:list-item>
          <text:p text:style-name="P8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2524501094794630991" text:style-name="L84">
        <text:list-item>
          <text:p text:style-name="P9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0"><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text:soft-page-break/>version 3.5.9</text:p>
      <text:list xml:id="list3809123613889740995" text:style-name="L85">
        <text:list-item>
          <text:p text:style-name="P91">fixed another bug in penumbral curve fit and removed diagnostic printouts.<text:line-break/></text:p>
        </text:list-item>
      </text:list>
      <text:p text:style-name="Standard">version 3.5.8</text:p>
      <text:list xml:id="list4981456936571283698" text:style-name="L86">
        <text:list-item>
          <text:p text:style-name="P92">fixed a number of bugs in the penumbral curve fit code<text:line-break/></text:p>
        </text:list-item>
      </text:list>
      <text:p text:style-name="Standard">version 3.5.7</text:p>
      <text:list xml:id="list2327862896695018056" text:style-name="L87">
        <text:list-item>
          <text:p text:style-name="P9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176627177454200476" text:style-name="L88">
        <text:list-item>
          <text:p text:style-name="P9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591488751023795447" text:style-name="L89">
        <text:list-item>
          <text:p text:style-name="P9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305893793406574072" text:style-name="L90">
        <text:list-item>
          <text:p text:style-name="P9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280211246991714453" text:style-name="L91">
        <text:list-item>
          <text:p text:style-name="P9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337337899520615034" text:style-name="L92">
        <text:list-item>
          <text:p text:style-name="P9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text:soft-page-break/>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323402136740568622" text:style-name="L93">
        <text:list-item>
          <text:p text:style-name="P99">Added additional references to the North American Excel Spreadsheet report in the new section of the final report that bangs on about the start-of-exposure timing convention.<text:line-break/></text:p>
        </text:list-item>
      </text:list>
      <text:p text:style-name="Standard">version 3.5.0</text:p>
      <text:list xml:id="list4638587985472973270" text:style-name="L94">
        <text:list-item>
          <text:p text:style-name="P10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0">NEW: when 'trims' have been placed, a 'write csv' process will honor those values and produce a 'trimmed' output file.<text:line-break/></text:p>
        </text:list-item>
        <text:list-item>
          <text:p text:style-name="P100">NEW: when a light curve has been 'normalized', the changed values are written to the data table where, once again, a 'write csv' process will capture the results.<text:line-break/></text:p>
        </text:list-item>
        <text:list-item>
          <text:p text:style-name="P100">Added additional reminders that the start-of-exposure timestamp/timing convention is employed.</text:p>
        </text:list-item>
      </text:list>
      <text:p text:style-name="Standard"/>
      <text:p text:style-name="Standard">version 3.4.9</text:p>
      <text:list xml:id="list4843218283691124871" text:style-name="L95">
        <text:list-item>
          <text:p text:style-name="P101">Added some explanatory language to the “Excel report” section regarding the proper interpretation of the 'false positive probability' number.<text:line-break/></text:p>
        </text:list-item>
      </text:list>
      <text:p text:style-name="Standard">version 3.4.8</text:p>
      <text:list xml:id="list8098982686874755037" text:style-name="L96">
        <text:list-item>
          <text:p text:style-name="P102">This version deals more realistically with high magDrop lightcurves by defining a 'limiting magDrop' as: <text:line-break/><text:line-break/><text:tab/>limMagDrop = 2.5 * log10( B / std(A) ) <text:line-break/><text:line-break/><text:tab/>std(A) is the noise level of A.</text:p>
          <text:p text:style-name="P10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text:soft-page-break/>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313941514405107386" text:style-name="L97">
        <text:list-item>
          <text:p text:style-name="P103">Automatically loads the correct version of Adv2<text:line-break/></text:p>
        </text:list-item>
      </text:list>
      <text:p text:style-name="Standard">version 3.4.6</text:p>
      <text:list xml:id="list328781113001068512" text:style-name="L98">
        <text:list-item>
          <text:p text:style-name="P104">Adds AAV Version 2 file as a type that can be read (important when Do OCR check is enabled)</text:p>
        </text:list-item>
      </text:list>
      <text:p text:style-name="Standard"/>
      <text:p text:style-name="Standard">version 3.4.5</text:p>
      <text:list xml:id="list8607832742173126677" text:style-name="L99">
        <text:list-item>
          <text:p text:style-name="P105">Fixes block integration which was failing when more than 4 lightcurves were being processed.<text:line-break/></text:p>
        </text:list-item>
        <text:list-item>
          <text:p text:style-name="P105">Made use diff and Do OCR checkboxes sticky.<text:line-break/></text:p>
        </text:list-item>
      </text:list>
      <text:p text:style-name="Standard">version 3.4.4</text:p>
      <text:list xml:id="list8054746770174045813" text:style-name="L100">
        <text:list-item>
          <text:p text:style-name="P10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431875013362263827" text:style-name="L101">
        <text:list-item>
          <text:p text:style-name="P10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705335571247544793" text:style-name="L102">
        <text:list-item>
          <text:p text:style-name="P10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soft-page-break/></text:p>
        </text:list-item>
      </text:list>
      <text:p text:style-name="Standard">version 3.4.1</text:p>
      <text:list xml:id="list2194019754004529374" text:style-name="L103">
        <text:list-item>
          <text:p text:style-name="P10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808773904991581741" text:style-name="L104">
        <text:list-item>
          <text:p text:style-name="P11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99334782192287200" text:style-name="L105">
        <text:list-item>
          <text:p text:style-name="P111">Automatically installs cv2 if not already present. <text:s/>This package is needed for the new frame view feature.<text:line-break/></text:p>
        </text:list-item>
      </text:list>
      <text:p text:style-name="Standard">version 3.3.8</text:p>
      <text:list xml:id="list5586256269179698911" text:style-name="L106">
        <text:list-item>
          <text:p text:style-name="P11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866998310759384751" text:style-name="L107">
        <text:list-item>
          <text:p text:style-name="P113">A new button (View frame) with an associated spinner for entry of a frame number has been added:</text:p>
          <text:p text:style-name="P113"/>
        </text:list-item>
      </text:list>
      <text:p text:style-name="P6"><text:soft-page-break/>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74390507963596612" text:style-name="L108">
        <text:list-item>
          <text:p text:style-name="P11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164673180166039901" text:style-name="L109">
        <text:list-item>
          <text:p text:style-name="P11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265770743249780219" text:style-name="L110">
        <text:list-item>
          <text:p text:style-name="P116">Adds a false-positive probability calculation and printout in the final report. <text:s/>This number is the fraction of 'false drops' found during the 50,000 tests that are <text:soft-page-break/>greater than or equal to the drop value extracted from the actual observation.<text:line-break/></text:p>
        </text:list-item>
      </text:list>
      <text:p text:style-name="Standard">version 3.3.1:</text:p>
      <text:list xml:id="list2842003707182448755" text:style-name="L111">
        <text:list-item>
          <text:p text:style-name="P11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845600920897163755" text:style-name="L112">
        <text:list-item>
          <text:p text:style-name="P118">Changed main plot so that the scroll wheel only zooms the x axis.</text:p>
        </text:list-item>
        <text:list-item>
          <text:p text:style-name="P118">Changed lightcurve plot so that it conforms properly to 'start-of-exposure'.<text:line-break/></text:p>
        </text:list-item>
      </text:list>
      <text:p text:style-name="Standard">version 3.2.8</text:p>
      <text:list xml:id="list6486156513980784802" text:style-name="L113">
        <text:list-item>
          <text:p text:style-name="P119">Changed font size in help files --- it was fine for Mac but too big for Win10<text:line-break/></text:p>
        </text:list-item>
      </text:list>
      <text:p text:style-name="Standard">version 3.2.7</text:p>
      <text:list xml:id="list6909517363006080033" text:style-name="L114">
        <text:list-item>
          <text:p text:style-name="P12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567235375126521987" text:style-name="L115">
        <text:list-item>
          <text:p text:style-name="P121">This is a 'cosmetic' release --- there should be NO detectable differences from version 3.2.5 in terms of functionality.</text:p>
        </text:list-item>
        <text:list-item>
          <text:p text:style-name="P121">All python files were brought into compliance with PEP 8 coding standards. <text:s/>Only I care about that.</text:p>
        </text:list-item>
        <text:list-item>
          <text:p text:style-name="P12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1">All this 'cosmetic' work is in preparation for working on PyOTE issues again.<text:line-break/> </text:p>
        </text:list-item>
      </text:list>
      <text:p text:style-name="Standard">version 3.2.5</text:p>
      <text:list xml:id="list4792546095882358043" text:style-name="L116">
        <text:list-item>
          <text:p text:style-name="P12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574681227807985238" text:style-name="L117">
        <text:list-item>
          <text:p text:style-name="P123">Modified the test for newer version to accommodate the different strings <text:soft-page-break/>returned by pip 18.1 and pip 19.0+</text:p>
        </text:list-item>
        <text:list-item>
          <text:p text:style-name="P123">Added ability to invoke PyOTE from PyMovie with an externally supplied csv file that is automatically opened.<text:line-break/></text:p>
        </text:list-item>
      </text:list>
      <text:p text:style-name="Standard">version 3.2.3</text:p>
      <text:list xml:id="list7536446412273417705" text:style-name="L118">
        <text:list-item>
          <text:p text:style-name="P12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4">Added support for the PyMovie csv format<text:line-break/></text:p>
        </text:list-item>
      </text:list>
      <text:p text:style-name="Standard">version 3.2.1</text:p>
      <text:list xml:id="list5305842716152378587" text:style-name="L119">
        <text:list-item>
          <text:p text:style-name="P12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007042653802276593" text:style-name="L120">
        <text:list-item>
          <text:p text:style-name="P126">Changed GUI to better align text on min max edit boxes to avoid confusion.<text:line-break/></text:p>
        </text:list-item>
      </text:list>
      <text:p text:style-name="Standard">version 3.1.9</text:p>
      <text:list xml:id="list1044787394417520360" text:style-name="L121">
        <text:list-item>
          <text:p text:style-name="P127">Fixed a bug in the test for a min/max solution search being constrained by a too large min value.<text:line-break/></text:p>
        </text:list-item>
      </text:list>
      <text:p text:style-name="Standard">version 3.1.8</text:p>
      <text:list xml:id="list2887914414903736668" text:style-name="L122">
        <text:list-item>
          <text:p text:style-name="P128">version 3.1.7 was released without an updated version history. <text:s/>Here is what was changed in 3.1.7:<text:line-break/></text:p>
        </text:list-item>
        <text:list-item>
          <text:p text:style-name="P12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text:soft-page-break/>version 3.1.6:</text:p>
      <text:list xml:id="list6490318676491431343" text:style-name="L123">
        <text:list-item>
          <text:p text:style-name="P129">Values entered in the Manual Timestamp Entry dialog box are now 'sticky', thus making corrections easy to do without requiring re-entry of all data. </text:p>
          <text:p text:style-name="P129"><text:line-break/>Also trapped is the case where a user has entered a custom frame time but failed to click the radio button indicating that it is to be used.<text:line-break/></text:p>
        </text:list-item>
      </text:list>
      <text:p text:style-name="Standard">version 3.1.5:</text:p>
      <text:list xml:id="list5435474455652736886" text:style-name="L124">
        <text:list-item>
          <text:p text:style-name="P13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773901107306033181" text:style-name="L125">
        <text:list-item>
          <text:p text:style-name="P131">Fixed error in new dropped reading detection logic when light curve was processed in field mode.<text:line-break/></text:p>
        </text:list-item>
        <text:list-item>
          <text:p text:style-name="P131">Cleaned up some language in tooltips.<text:line-break/></text:p>
        </text:list-item>
      </text:list>
      <text:p text:style-name="Standard">version 3.1.3:</text:p>
      <text:list xml:id="list103281702251981443" text:style-name="L126">
        <text:list-item>
          <text:p text:style-name="P13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2">Eliminated the 'entry num' column in the data matrix at the lower left of the GUI. The 'entry num' is unused and a possible source of confusion with the frame or field number for the unwary.<text:line-break/></text:p>
        </text:list-item>
        <text:list-item>
          <text:p text:style-name="P132">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546606832768852432" text:style-name="L127">
        <text:list-item>
          <text:p text:style-name="P13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text:soft-page-break/>either of those standards.<text:line-break/></text:p>
        </text:list-item>
      </text:list>
      <text:p text:style-name="Standard">version 3.1.1:</text:p>
      <text:list xml:id="list8589790775687804957" text:style-name="L128">
        <text:list-item>
          <text:p text:style-name="P13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47996474117671351" text:style-name="L129">
        <text:list-item>
          <text:p text:style-name="P13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556282246159229919" text:style-name="L130">
        <text:list-item>
          <text:p text:style-name="P13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66474561836380890" text:style-name="L131">
        <text:list-item>
          <text:p text:style-name="P13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255862037959066897" text:style-name="L132">
        <text:list-item>
          <text:p text:style-name="P13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soft-page-break/></text:p>
        </text:list-item>
      </text:list>
      <text:p text:style-name="Standard">version 2.1.6:</text:p>
      <text:list xml:id="list1435955831789188090" text:style-name="L133">
        <text:list-item>
          <text:p text:style-name="P13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555307024589348245" text:style-name="L134">
        <text:list-item>
          <text:p text:style-name="P140">Disable the Accept integration button when user overrides an automatic block analysis with a manual block selection followed by a click on the Block integrate button.<text:line-break/></text:p>
        </text:list-item>
      </text:list>
      <text:p text:style-name="Standard">version 2.1.4:</text:p>
      <text:list xml:id="list6859157241111896424" text:style-name="L135">
        <text:list-item>
          <text:p text:style-name="P141">Corrected a bug that kept manual selection of block integration from being performed after a refusal to accept the automatic block analysis results.<text:line-break/></text:p>
        </text:list-item>
      </text:list>
      <text:p text:style-name="Standard">version 2.1.3:</text:p>
      <text:list xml:id="list6178225484047425043" text:style-name="L136">
        <text:list-item>
          <text:p text:style-name="P14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826873104320076209" text:style-name="L137">
        <text:list-item>
          <text:p text:style-name="P14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574486668158406092" text:style-name="L138">
        <text:list-item>
          <text:p text:style-name="P144">Added progress bar tracking of block integration analysis because it can take an extended amount of time to complete the analysis when the light curve has many points.<text:line-break/></text:p>
        </text:list-item>
      </text:list>
      <text:p text:style-name="Standard">version 2.1.0</text:p>
      <text:list xml:id="list4344692540869869322" text:style-name="L139">
        <text:list-item>
          <text:p text:style-name="P14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887469867900148952" text:style-name="L140">
        <text:list-item>
          <text:p text:style-name="P146">Made the selection of Tooltip display 'sticky'</text:p>
        </text:list-item>
        <text:list-item>
          <text:p text:style-name="P146">Duration calculation when D and R span midnight now handled correctly</text:p>
        </text:list-item>
      </text:list>
      <text:p text:style-name="Standard"/>
      <text:p text:style-name="Standard">version 2.0.8</text:p>
      <text:list xml:id="list4598617506737694038" text:style-name="L141">
        <text:list-item>
          <text:p text:style-name="P147">toolTips changed to invoke and display in a custom dialog box that can be moved and resized to better accommodate legacy displays</text:p>
        </text:list-item>
        <text:list-item>
          <text:p text:style-name="P147">Calc flash timing calculation fixed to properly deal with the non-integer frame <text:soft-page-break/>numbers that can result from field processed csv files</text:p>
        </text:list-item>
        <text:list-item>
          <text:p text:style-name="P147">Flash timing has been verified to work with integrated light curves</text:p>
        </text:list-item>
        <text:list-item>
          <text:p text:style-name="P14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567934036043771288" text:style-name="L142">
        <text:list-item>
          <text:p text:style-name="P148">Adds a button to calculate the edge position of an LED timing flash.</text:p>
        </text:list-item>
        <text:list-item>
          <text:p text:style-name="P14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8">Adds a checkbox to force manual entry of timestamp info. <text:s/>This is useful when OCR on a VTI timed light curve has catastrophic errors. <text:s/>It is always employed when using LED flash timing.</text:p>
        </text:list-item>
      </text:list>
      <text:list xml:id="list996485359543652935" text:style-name="L143">
        <text:list-item>
          <text:p text:style-name="P14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830188901260555841" text:style-name="L144">
        <text:list-item>
          <text:p text:style-name="P15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603928682920338411" text:style-name="L145">
        <text:list-item>
          <text:p text:style-name="P151">files generated by pyote now contain PYOTE in the filename.<text:line-break/></text:p>
        </text:list-item>
        <text:list-item>
          <text:p text:style-name="P15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31853185020908443" text:style-name="L146">
        <text:list-item>
          <text:p text:style-name="P15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text:soft-page-break/>version 2.0.3</text:p>
      <text:list xml:id="list9219363592198941369" text:style-name="L147">
        <text:list-item>
          <text:p text:style-name="P15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9008684760081477272" text:style-name="L148">
        <text:list-item>
          <text:p text:style-name="P15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969363688115488720" text:style-name="L149">
        <text:list-item>
          <text:p text:style-name="P155">improved handling of D and R region selection so that one cannot enter an invalid configuration --- automatic corrections/changes are applied.<text:line-break/></text:p>
        </text:list-item>
        <text:list-item>
          <text:p text:style-name="P15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489661615290618827" text:style-name="L150">
        <text:list-item>
          <text:p text:style-name="P156">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8334657146323445522" text:style-name="L151">
        <text:list-item>
          <text:p text:style-name="P15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75104469550882554" text:style-name="L152">
        <text:list-item>
          <text:p text:style-name="P158">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341444324094730344" text:style-name="L153">
        <text:list-item>
          <text:p text:style-name="P15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660155947927700396" text:style-name="L154">
        <text:list-item>
          <text:p text:style-name="P16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9T21:11:52</dc:date>
    <meta:editing-cycles>200</meta:editing-cycles>
    <meta:editing-duration>P1DT2H40M15S</meta:editing-duration>
    <dc:creator>Robert Anderson</dc:creator>
    <meta:document-statistic meta:table-count="0" meta:image-count="3" meta:object-count="0" meta:page-count="27" meta:paragraph-count="405" meta:word-count="10377" meta:character-count="60560"/>
    <meta:template xlink:type="simple" xlink:actuate="onRequest" xlink:title="" xlink:href="Normal"/>
  </office:meta>
</office:document-meta>
</file>